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defc" officeooo:paragraph-rsid="001ddefc"/>
    </style:style>
    <style:style style:name="P2" style:family="paragraph" style:parent-style-name="Standard">
      <style:text-properties style:font-name="Arial" fo:font-weight="bold" officeooo:rsid="001ddefc" officeooo:paragraph-rsid="001ddefc" style:font-weight-asian="bold" style:font-weight-complex="bold"/>
    </style:style>
    <style:style style:name="P3" style:family="paragraph" style:parent-style-name="Standard">
      <style:text-properties officeooo:paragraph-rsid="001f2642"/>
    </style:style>
    <style:style style:name="P4" style:family="paragraph" style:parent-style-name="Standard" style:list-style-name="L1">
      <style:text-properties style:font-name="Arial" officeooo:rsid="001ddefc" officeooo:paragraph-rsid="001ddefc"/>
    </style:style>
    <style:style style:name="P5" style:family="paragraph" style:parent-style-name="Standard" style:list-style-name="L1">
      <style:text-properties style:font-name="Arial" officeooo:rsid="001ddefc" officeooo:paragraph-rsid="001f2642"/>
    </style:style>
    <style:style style:name="P6" style:family="paragraph" style:parent-style-name="Standard">
      <style:text-properties style:font-name="Arial" fo:font-weight="bold" officeooo:rsid="001ddefc" officeooo:paragraph-rsid="001ddefc" style:font-weight-asian="bold" style:font-weight-complex="bold"/>
    </style:style>
    <style:style style:name="P7" style:family="paragraph" style:parent-style-name="Standard">
      <style:text-properties style:font-name="Arial" fo:font-weight="bold" officeooo:rsid="001ddefc" officeooo:paragraph-rsid="001f2642" style:font-weight-asian="bold" style:font-weight-complex="bold"/>
    </style:style>
    <style:style style:name="P8" style:family="paragraph" style:parent-style-name="Standard" style:list-style-name="L1">
      <style:text-properties style:font-name="Arial" officeooo:rsid="001f8b38" officeooo:paragraph-rsid="001f8b38"/>
    </style:style>
    <style:style style:name="P9" style:family="paragraph" style:parent-style-name="Standard" style:list-style-name="L1">
      <style:text-properties style:font-name="Arial" fo:font-weight="normal" officeooo:rsid="001f8b38" officeooo:paragraph-rsid="001f8b38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f8b38" officeooo:paragraph-rsid="001f8b38" style:font-weight-asian="normal" style:font-weight-complex="normal"/>
    </style:style>
    <style:style style:name="P11" style:family="paragraph" style:parent-style-name="Standard" style:list-style-name="L1">
      <style:text-properties style:font-name="Arial" fo:font-weight="normal" officeooo:rsid="0024a89e" officeooo:paragraph-rsid="0024a89e" style:font-weight-asian="normal" style:font-weight-complex="normal"/>
    </style:style>
    <style:style style:name="P12" style:family="paragraph" style:parent-style-name="Standard" style:list-style-name="L1">
      <style:text-properties style:font-name="Arial" fo:font-weight="normal" officeooo:rsid="0027eb24" officeooo:paragraph-rsid="002b17ba" style:font-weight-asian="normal" style:font-weight-complex="normal"/>
    </style:style>
    <style:style style:name="P13" style:family="paragraph" style:parent-style-name="Standard" style:list-style-name="L1">
      <style:text-properties style:font-name="Arial" fo:font-weight="normal" officeooo:rsid="002b01ec" officeooo:paragraph-rsid="002b01ec" style:font-weight-asian="normal" style:font-weight-complex="normal"/>
    </style:style>
    <style:style style:name="P14" style:family="paragraph" style:parent-style-name="Standard">
      <style:text-properties fo:color="#ce9178" loext:opacity="100%" style:font-name="Consolas" fo:font-size="8.39999961853027pt" fo:font-weight="normal" officeooo:rsid="001ddefc" officeooo:paragraph-rsid="001ddefc" fo:background-color="#1e1e1e"/>
    </style:style>
    <style:style style:name="P15" style:family="paragraph" style:parent-style-name="Standard">
      <style:text-properties fo:color="#ce9178" loext:opacity="100%" style:font-name="Consolas" fo:font-size="8.39999961853027pt" fo:font-weight="normal" officeooo:rsid="0024a89e" officeooo:paragraph-rsid="0024a89e" fo:background-color="#1e1e1e"/>
    </style:style>
    <style:style style:name="T1" style:family="text">
      <style:text-properties style:font-name="Arial" fo:font-weight="bold" officeooo:rsid="001ddefc" style:font-weight-asian="bold" style:font-weight-complex="bold"/>
    </style:style>
    <style:style style:name="T2" style:family="text">
      <style:text-properties style:font-name="Arial" fo:font-weight="bold" officeooo:rsid="001f2642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b24" style:font-weight-asian="bold" style:font-weight-complex="bold"/>
    </style:style>
    <style:style style:name="T5" style:family="text">
      <style:text-properties fo:font-weight="bold" officeooo:rsid="00297b3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ae48" style:font-weight-asian="normal" style:font-weight-complex="normal"/>
    </style:style>
    <style:style style:name="T8" style:family="text">
      <style:text-properties fo:font-weight="normal" officeooo:rsid="0023fda5" style:font-weight-asian="normal" style:font-weight-complex="normal"/>
    </style:style>
    <style:style style:name="T9" style:family="text">
      <style:text-properties fo:font-weight="normal" officeooo:rsid="0027eb24" style:font-weight-asian="normal" style:font-weight-complex="normal"/>
    </style:style>
    <style:style style:name="T10" style:family="text">
      <style:text-properties fo:font-weight="normal" officeooo:rsid="00297b30" style:font-weight-asian="normal" style:font-weight-complex="normal"/>
    </style:style>
    <style:style style:name="T11" style:family="text">
      <style:text-properties officeooo:rsid="0022ae48"/>
    </style:style>
    <style:style style:name="T12" style:family="text">
      <style:text-properties officeooo:rsid="0023a739"/>
    </style:style>
    <style:style style:name="T13" style:family="text">
      <style:text-properties officeooo:rsid="0023fda5"/>
    </style:style>
    <style:style style:name="T14" style:family="text">
      <style:text-properties officeooo:rsid="0024a89e"/>
    </style:style>
    <style:style style:name="T15" style:family="text">
      <style:text-properties officeooo:rsid="002b17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bios realizados para mejorar SEO:</text:p>
      <text:p text:style-name="P2">En el archivo index.html agregue:</text:p>
      <text:list xml:id="list1460031095" text:style-name="L1">
        <text:list-item>
          <text:p text:style-name="P4"><text:span text:style-name="T3">Descripción:</text:span> mediante la etiqueta meta name description agregue en el index una breve <text:span text:style-name="T13">descripción</text:span> del contenido del sito: "Todo tipo de Impresiones 3D con filamento PLA y PTG; diseños generales y personalizados".</text:p>
        </text:list-item>
        <text:list-item>
          <text:p text:style-name="P4"><text:span text:style-name="T3">Palabras clave: </text:span>3D, diseños, maker, <text:span text:style-name="T11">Impresión</text:span> 3D".</text:p>
          <text:p text:style-name="P4"/>
        </text:list-item>
      </text:list>
      <text:p text:style-name="P1"/>
      <text:p text:style-name="P2">En el archivo servicios.html agregue:</text:p>
      <text:list xml:id="list82912346077425" text:continue-numbering="true" text:style-name="L1">
        <text:list-item>
          <text:p text:style-name="P5"><text:span text:style-name="T3">Descripción:</text:span> mediante la etiqueta meta name description agregue una breve <text:span text:style-name="T13">descripción</text:span> del contenido del sito: Brindamos un servicio de diseños personalizados</text:p>
        </text:list-item>
        <text:list-item>
          <text:p text:style-name="P5"><text:span text:style-name="T3">Palabras clave: </text:span><text:span text:style-name="T9">Servicios, </text:span>3D, diseños, maker, <text:span text:style-name="T11">Impresión</text:span> 3D".</text:p>
        </text:list-item>
        <text:list-item>
          <text:p text:style-name="P8">Se cambio en la etiqueta title del head “Todos nuestros servicios en <text:span text:style-name="T11">Impresión</text:span> 3D”.</text:p>
          <text:p text:style-name="P5"/>
          <text:p text:style-name="P5"/>
        </text:list-item>
      </text:list>
      <text:p text:style-name="P3"><text:span text:style-name="T1">En el archivo </text:span><text:span text:style-name="T2">productos</text:span><text:span text:style-name="T1">.html agregue:</text:span></text:p>
      <text:list xml:id="list82913153208951" text:continue-numbering="true" text:style-name="L1">
        <text:list-item>
          <text:p text:style-name="P5"><text:span text:style-name="T3">Descripción:</text:span> mediante la etiqueta meta name description agregue una breve <text:span text:style-name="T13">descripción</text:span> del contenido del sito: <text:span text:style-name="T12">Exhibición</text:span> de productos de excelente calidad.</text:p>
        </text:list-item>
        <text:list-item>
          <text:p text:style-name="P5"><text:span text:style-name="T3">Palabras clave: </text:span><text:span text:style-name="T9">Productos,</text:span><text:span text:style-name="T3"> </text:span><text:span text:style-name="T6">3D, diseños, maker, </text:span><text:span text:style-name="T7">Impresión</text:span><text:span text:style-name="T6"> 3D".</text:span></text:p>
        </text:list-item>
        <text:list-item>
          <text:p text:style-name="P9">Se cambio en la etiqueta title del head “Una mirada a nuestros productos”.</text:p>
        </text:list-item>
      </text:list>
      <text:p text:style-name="P7"/>
      <text:p text:style-name="P7"/>
      <text:p text:style-name="P3"><text:span text:style-name="T1">En el archivo </text:span><text:span text:style-name="T2">nosotros</text:span><text:span text:style-name="T1">.html agregue:</text:span></text:p>
      <text:list xml:id="list82911631577804" text:continue-numbering="true" text:style-name="L1">
        <text:list-item>
          <text:p text:style-name="P5"><text:span text:style-name="T3">Descripción:</text:span> mediante la etiqueta meta name description agregue una breve descripcion del contenido del sito: Te damos toda la <text:span text:style-name="T13">información</text:span> sobre nosotros</text:p>
        </text:list-item>
        <text:list-item>
          <text:p text:style-name="P5"><text:span text:style-name="T3">Palabras clave: </text:span><text:span text:style-name="T9">Nosotros,</text:span><text:span text:style-name="T4"> </text:span><text:span text:style-name="T6">3D, diseños, maker, </text:span><text:span text:style-name="T7">Impresión</text:span><text:span text:style-name="T6"> 3D".</text:span></text:p>
        </text:list-item>
        <text:list-item>
          <text:p text:style-name="P9">Se cambio en la etiqueta title del head “Brindamos toda nuestra <text:span text:style-name="T14">información</text:span> actualizada”.</text:p>
        </text:list-item>
      </text:list>
      <text:p text:style-name="P7"/>
      <text:p text:style-name="P3"><text:span text:style-name="T1">En el archivo </text:span><text:span text:style-name="T2">contactos</text:span><text:span text:style-name="T1">.html agregue:</text:span></text:p>
      <text:list xml:id="list82911676506684" text:continue-numbering="true" text:style-name="L1">
        <text:list-item>
          <text:p text:style-name="P5"><text:span text:style-name="T3">Descripción:</text:span> mediante la etiqueta meta name description agregue una breve <text:span text:style-name="T13">descripción</text:span> del contenido del sito: Si necesitas contactarnos aqui te dejamos todos nuestros contactos.</text:p>
        </text:list-item>
        <text:list-item>
          <text:p text:style-name="P5"><text:span text:style-name="T3">Palabras clave: </text:span><text:span text:style-name="T9">Contactos, </text:span><text:span text:style-name="T6">3D, diseños, maker, Impresion 3D".</text:span></text:p>
        </text:list-item>
        <text:list-item>
          <text:p text:style-name="P9">Se cambio en la etiqueta title del head “Estamos a <text:span text:style-name="T14">disposición</text:span> para cualquier consulta”.</text:p>
        </text:list-item>
      </text:list>
      <text:p text:style-name="P7"/>
      <text:p text:style-name="P3"><text:span text:style-name="T1">En el archivo </text:span><text:span text:style-name="T2">categoria</text:span><text:span text:style-name="T1">.html agregue:</text:span></text:p>
      <text:list xml:id="list82912430290645" text:continue-numbering="true" text:style-name="L1">
        <text:list-item>
          <text:p text:style-name="P5"><text:span text:style-name="T3">Descripción:</text:span> mediante la etiqueta meta name description agregue una breve <text:span text:style-name="T14">descripción</text:span> del contenido del sito: <text:span text:style-name="T14">Aquí</text:span> te presentamos nue<text:span text:style-name="T14">s</text:span>tra <text:span text:style-name="T14">elección</text:span> de productos para tu elección.</text:p>
        </text:list-item>
        <text:list-item>
          <text:p text:style-name="P5"><text:span text:style-name="T3">Palabras clave: </text:span><text:span text:style-name="T10">Categoria,</text:span><text:span text:style-name="T6"> 3D, diseños, maker, Impresion 3D".</text:span></text:p>
        </text:list-item>
        <text:list-item>
          <text:p text:style-name="P8"><text:span text:style-name="T6">Se cambio en la etiqueta title del head “Todas las opciones ofrecidas para tu </text:span><text:span text:style-name="T8">elección</text:span><text:span text:style-name="T6"> inmediata”.</text:span></text:p>
        </text:list-item>
      </text:list>
      <text:p text:style-name="P10"/>
      <text:p text:style-name="P10"/>
      <text:list xml:id="list82912094635986" text:continue-numbering="true" text:style-name="L1">
        <text:list-item>
          <text:p text:style-name="P11">Se realizaron ajustes en los tamaños de las imágenes, para su correcta lectura fluida.</text:p>
          <text:p text:style-name="P12">Producto 8</text:p>
          <text:p text:style-name="P12"/>
        </text:list-item>
        <text:list-item>
          <text:p text:style-name="P12"><text:soft-page-break/><text:span text:style-name="T14">Se realizaron ajustes en los tamaños de las imágenes, para su correcta lectura fluida.</text:span></text:p>
          <text:p text:style-name="P12">Producto 9</text:p>
          <text:p text:style-name="P12"/>
        </text:list-item>
        <text:list-item>
          <text:p text:style-name="P12"><text:span text:style-name="T14">Se realizaron ajustes en los tamaños de las imágenes, para su correcta lectura fluida. </text:span>Producto 10</text:p>
          <text:p text:style-name="P12"/>
        </text:list-item>
        <text:list-item>
          <text:p text:style-name="P13">Se reordena los encabezados h1, h2, h3 yh4</text:p>
          <text:p text:style-name="P13"/>
        </text:list-item>
      </text:list>
      <text:p text:style-name="P14"/>
      <text:p text:style-name="P1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01:03:03.394000000</meta:creation-date>
    <dc:date>2022-08-31T08:29:11.162000000</dc:date>
    <meta:editing-duration>PT45M40S</meta:editing-duration>
    <meta:editing-cycles>1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7" meta:word-count="383" meta:character-count="2432" meta:non-whitespace-character-count="2109"/>
  </office:meta>
</office:document-meta>
</file>